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Times New Roman" fo:country="none" style:country-asian="none" style:font-name-asian="Times New Roman" style:font-size-asian="12pt" style:font-weight-asian="bold" style:font-weight-complex="bold"/>
    </style:style>
  </office:automatic-styles>
  <office:body>
    <office:spreadsheet>
      <table:table table:name="Planilha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Scale</text:p>
          </table:table-cell>
          <table:table-cell table:style-name="ce7" office:value-type="string" calcext:value-type="string">
            <text:p>Offset * (-1)</text:p>
          </table:table-cell>
          <table:table-cell table:style-name="ce7" office:value-type="string" calcext:value-type="string">
            <text:p>Lmin</text:p>
          </table:table-cell>
          <table:table-cell table:style-name="ce7" office:value-type="string" calcext:value-type="string">
            <text:p>Lmax</text:p>
          </table:table-cell>
          <table:table-cell table:style-name="ce9" office:value-type="string" calcext:value-type="string">
            <text:p>Banda</text:p>
          </table:table-cell>
        </table:table-row>
        <table:table-row table:style-name="ro1">
          <table:table-cell table:style-name="ce2" office:value-type="float" office:value="0.026929006" calcext:value-type="float">
            <text:p>0,026929006</text:p>
          </table:table-cell>
          <table:table-cell table:style-name="ce8"/>
          <table:table-cell table:formula="of:=[.A2]*[.B2]" office:value-type="float" office:value="0" calcext:value-type="float">
            <text:p>0</text:p>
          </table:table-cell>
          <table:table-cell table:formula="of:=[.C2] + 32767*[.A2]" office:value-type="float" office:value="882.382739602" calcext:value-type="float">
            <text:p>882,382739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0.009974331" calcext:value-type="float">
            <text:p>0,009974331</text:p>
          </table:table-cell>
          <table:table-cell table:style-name="ce8"/>
          <table:table-cell table:formula="of:=[.A3]*[.B3]" office:value-type="float" office:value="0" calcext:value-type="float">
            <text:p>0</text:p>
          </table:table-cell>
          <table:table-cell table:formula="of:=[.C3] + 32767*[.A3]" office:value-type="float" office:value="326.828903877" calcext:value-type="float">
            <text:p>326,828903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0.03515678" calcext:value-type="float">
            <text:p>0,03515678</text:p>
          </table:table-cell>
          <table:table-cell table:style-name="ce8"/>
          <table:table-cell table:formula="of:=[.A4]*[.B4]" office:value-type="float" office:value="0" calcext:value-type="float">
            <text:p>0</text:p>
          </table:table-cell>
          <table:table-cell table:formula="of:=[.C4] + 32767*[.A4]" office:value-type="float" office:value="1151.98221026" calcext:value-type="float">
            <text:p>1151,9822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0.02571918" calcext:value-type="float">
            <text:p>0,02571918</text:p>
          </table:table-cell>
          <table:table-cell table:style-name="ce8"/>
          <table:table-cell table:formula="of:=[.A5]*[.B5]" office:value-type="float" office:value="0" calcext:value-type="float">
            <text:p>0</text:p>
          </table:table-cell>
          <table:table-cell table:formula="of:=[.C5] + 32767*[.A5]" office:value-type="float" office:value="842.74037106" calcext:value-type="float">
            <text:p>842,74037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0.006039577" calcext:value-type="float">
            <text:p>0,006039577</text:p>
          </table:table-cell>
          <table:table-cell table:style-name="ce8"/>
          <table:table-cell table:formula="of:=[.A6]*[.B6]" office:value-type="float" office:value="0" calcext:value-type="float">
            <text:p>0</text:p>
          </table:table-cell>
          <table:table-cell table:formula="of:=[.C6] + 32767*[.A6]" office:value-type="float" office:value="197.898819559" calcext:value-type="float">
            <text:p>197,898819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.002702949" calcext:value-type="float">
            <text:p>0,002702949</text:p>
          </table:table-cell>
          <table:table-cell table:style-name="ce8"/>
          <table:table-cell table:formula="of:=[.A7]*[.B7]" office:value-type="float" office:value="0" calcext:value-type="float">
            <text:p>0</text:p>
          </table:table-cell>
          <table:table-cell table:formula="of:=[.C7] + 32767*[.A7]" office:value-type="float" office:value="88.567529883" calcext:value-type="float">
            <text:p>88,5675298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0.00083645113" calcext:value-type="float">
            <text:p>8,36E-004</text:p>
          </table:table-cell>
          <table:table-cell table:style-name="ce2"/>
          <table:table-cell table:formula="of:=[.A8]*[.B8]" office:value-type="float" office:value="0" calcext:value-type="float">
            <text:p>0</text:p>
          </table:table-cell>
          <table:table-cell table:formula="of:=[.C8] + 32767*[.A8]" office:value-type="float" office:value="27.40799417671" calcext:value-type="float">
            <text:p>27,40799417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36448955" calcext:value-type="float">
            <text:p>0,0136448955</text:p>
          </table:table-cell>
          <table:table-cell office:value-type="float" office:value="-316.972" calcext:value-type="float">
            <text:p>-316,972</text:p>
          </table:table-cell>
          <table:table-cell table:formula="of:=[.A9]*[.B9]" office:value-type="float" office:value="-4.325049816426" calcext:value-type="float">
            <text:p>-4,3250498164</text:p>
          </table:table-cell>
          <table:table-cell table:formula="of:=[.C9] + 32767*[.A9]" office:value-type="float" office:value="442.777241032074" calcext:value-type="float">
            <text:p>442,77724103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8553148" calcext:value-type="float">
            <text:p>0,008553148</text:p>
          </table:table-cell>
          <table:table-cell office:value-type="float" office:value="-316.972" calcext:value-type="float">
            <text:p>-316,972</text:p>
          </table:table-cell>
          <table:table-cell table:formula="of:=[.A10]*[.B10]" office:value-type="float" office:value="-2.711108427856" calcext:value-type="float">
            <text:p>-2,7111084279</text:p>
          </table:table-cell>
          <table:table-cell table:formula="of:=[.C10] + 32767*[.A10]" office:value-type="float" office:value="277.549892088144" calcext:value-type="float">
            <text:p>277,5498920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54689604" calcext:value-type="float">
            <text:p>0,0054689604</text:p>
          </table:table-cell>
          <table:table-cell office:value-type="float" office:value="-316.972" calcext:value-type="float">
            <text:p>-316,972</text:p>
          </table:table-cell>
          <table:table-cell table:formula="of:=[.A11]*[.B11]" office:value-type="float" office:value="-1.7335073159088" calcext:value-type="float">
            <text:p>-1,7335073159</text:p>
          </table:table-cell>
          <table:table-cell table:formula="of:=[.C11] + 32767*[.A11]" office:value-type="float" office:value="177.467918110891" calcext:value-type="float">
            <text:p>177,4679181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36926682" calcext:value-type="float">
            <text:p>0,0036926682</text:p>
          </table:table-cell>
          <table:table-cell office:value-type="float" office:value="-316.972" calcext:value-type="float">
            <text:p>-316,972</text:p>
          </table:table-cell>
          <table:table-cell table:formula="of:=[.A12]*[.B12]" office:value-type="float" office:value="-1.1704724246904" calcext:value-type="float">
            <text:p>-1,1704724247</text:p>
          </table:table-cell>
          <table:table-cell table:formula="of:=[.C12] + 32767*[.A12]" office:value-type="float" office:value="119.82718648471" calcext:value-type="float">
            <text:p>119,82718648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34914783" calcext:value-type="float">
            <text:p>0,0034914783</text:p>
          </table:table-cell>
          <table:table-cell office:value-type="float" office:value="-316.972" calcext:value-type="float">
            <text:p>-316,972</text:p>
          </table:table-cell>
          <table:table-cell table:formula="of:=[.A13]*[.B13]" office:value-type="float" office:value="-1.1067008597076" calcext:value-type="float">
            <text:p>-1,1067008597</text:p>
          </table:table-cell>
          <table:table-cell table:formula="of:=[.C13] + 32767*[.A13]" office:value-type="float" office:value="113.298568596392" calcext:value-type="float">
            <text:p>113,29856859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11240225" calcext:value-type="float">
            <text:p>0,0011240225</text:p>
          </table:table-cell>
          <table:table-cell office:value-type="float" office:value="-316.972" calcext:value-type="float">
            <text:p>-316,972</text:p>
          </table:table-cell>
          <table:table-cell table:formula="of:=[.A14]*[.B14]" office:value-type="float" office:value="-0.35628365987" calcext:value-type="float">
            <text:p>-0,3562836599</text:p>
          </table:table-cell>
          <table:table-cell table:formula="of:=[.C14] + 32767*[.A14]" office:value-type="float" office:value="36.47456159763" calcext:value-type="float">
            <text:p>36,4745615976</text:p>
          </table:table-cell>
          <table:table-cell office:value-type="string" calcext:value-type="string">
            <text:p>13 lo</text:p>
          </table:table-cell>
        </table:table-row>
        <table:table-row table:style-name="ro1">
          <table:table-cell table:style-name="ce5" office:value-type="float" office:value="0.00083086325" calcext:value-type="float">
            <text:p>8,31E-004</text:p>
          </table:table-cell>
          <table:table-cell office:value-type="float" office:value="-316.972" calcext:value-type="float">
            <text:p>-316,972</text:p>
          </table:table-cell>
          <table:table-cell table:formula="of:=[.A15]*[.B15]" office:value-type="float" office:value="-0.263360386079" calcext:value-type="float">
            <text:p>-0,2633603861</text:p>
          </table:table-cell>
          <table:table-cell table:formula="of:=[.C15] + 32767*[.A15]" office:value-type="float" office:value="26.961535726671" calcext:value-type="float">
            <text:p>26,9615357267</text:p>
          </table:table-cell>
          <table:table-cell office:value-type="string" calcext:value-type="string">
            <text:p>13 hi</text:p>
          </table:table-cell>
        </table:table-row>
        <table:table-row table:style-name="ro1">
          <table:table-cell office:value-type="float" office:value="0.0013902803" calcext:value-type="float">
            <text:p>0,0013902803</text:p>
          </table:table-cell>
          <table:table-cell office:value-type="float" office:value="-316.972" calcext:value-type="float">
            <text:p>-316,972</text:p>
          </table:table-cell>
          <table:table-cell table:formula="of:=[.A16]*[.B16]" office:value-type="float" office:value="-0.4406799272516" calcext:value-type="float">
            <text:p>-0,4406799273</text:p>
          </table:table-cell>
          <table:table-cell table:formula="of:=[.C16] + 32767*[.A16]" office:value-type="float" office:value="45.1146346628484" calcext:value-type="float">
            <text:p>45,1146346628</text:p>
          </table:table-cell>
          <table:table-cell office:value-type="string" calcext:value-type="string">
            <text:p>14 lo</text:p>
          </table:table-cell>
        </table:table-row>
        <table:table-row table:style-name="ro1">
          <table:table-cell table:style-name="ce5" office:value-type="float" office:value="0.000764327" calcext:value-type="float">
            <text:p>7,64E-004</text:p>
          </table:table-cell>
          <table:table-cell office:value-type="float" office:value="-316.972" calcext:value-type="float">
            <text:p>-316,972</text:p>
          </table:table-cell>
          <table:table-cell table:formula="of:=[.A17]*[.B17]" office:value-type="float" office:value="-0.242270257844" calcext:value-type="float">
            <text:p>-0,2422702578</text:p>
          </table:table-cell>
          <table:table-cell table:formula="of:=[.C17] + 32767*[.A17]" office:value-type="float" office:value="24.802432551156" calcext:value-type="float">
            <text:p>24,8024325512</text:p>
          </table:table-cell>
          <table:table-cell office:value-type="string" calcext:value-type="string">
            <text:p>14 hi</text:p>
          </table:table-cell>
        </table:table-row>
        <table:table-row table:style-name="ro1">
          <table:table-cell office:value-type="float" office:value="0.0010005606" calcext:value-type="float">
            <text:p>0,0010005606</text:p>
          </table:table-cell>
          <table:table-cell office:value-type="float" office:value="-316.972" calcext:value-type="float">
            <text:p>-316,972</text:p>
          </table:table-cell>
          <table:table-cell table:formula="of:=[.A18]*[.B18]" office:value-type="float" office:value="-0.3171496945032" calcext:value-type="float">
            <text:p>-0,3171496945</text:p>
          </table:table-cell>
          <table:table-cell table:formula="of:=[.C18] + 32767*[.A18]" office:value-type="float" office:value="32.4682194856968" calcext:value-type="float">
            <text:p>32,46821948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float" office:value="0.00091032614" calcext:value-type="float">
            <text:p>9,10E-004</text:p>
          </table:table-cell>
          <table:table-cell office:value-type="float" office:value="-316.972" calcext:value-type="float">
            <text:p>-316,972</text:p>
          </table:table-cell>
          <table:table-cell table:formula="of:=[.A19]*[.B19]" office:value-type="float" office:value="-0.28854789724808" calcext:value-type="float">
            <text:p>-0,2885478972</text:p>
          </table:table-cell>
          <table:table-cell table:formula="of:=[.C19] + 32767*[.A19]" office:value-type="float" office:value="29.5401087321319" calcext:value-type="float">
            <text:p>29,5401087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76553375" calcext:value-type="float">
            <text:p>0,0076553375</text:p>
          </table:table-cell>
          <table:table-cell office:value-type="float" office:value="-316.972" calcext:value-type="float">
            <text:p>-316,972</text:p>
          </table:table-cell>
          <table:table-cell table:formula="of:=[.A20]*[.B20]" office:value-type="float" office:value="-2.42652763805" calcext:value-type="float">
            <text:p>-2,4265276381</text:p>
          </table:table-cell>
          <table:table-cell table:formula="of:=[.C20] + 32767*[.A20]" office:value-type="float" office:value="248.41591622445" calcext:value-type="float">
            <text:p>248,41591622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08909289" calcext:value-type="float">
            <text:p>0,008909289</text:p>
          </table:table-cell>
          <table:table-cell office:value-type="float" office:value="-316.972" calcext:value-type="float">
            <text:p>-316,972</text:p>
          </table:table-cell>
          <table:table-cell table:formula="of:=[.A21]*[.B21]" office:value-type="float" office:value="-2.823995152908" calcext:value-type="float">
            <text:p>-2,8239951529</text:p>
          </table:table-cell>
          <table:table-cell table:formula="of:=[.C21] + 32767*[.A21]" office:value-type="float" office:value="289.106677510092" calcext:value-type="float">
            <text:p>289,1066775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7200311" calcext:value-type="float">
            <text:p>0,007200311</text:p>
          </table:table-cell>
          <table:table-cell office:value-type="float" office:value="-316.972" calcext:value-type="float">
            <text:p>-316,972</text:p>
          </table:table-cell>
          <table:table-cell table:formula="of:=[.A22]*[.B22]" office:value-type="float" office:value="-2.282296978292" calcext:value-type="float">
            <text:p>-2,2822969783</text:p>
          </table:table-cell>
          <table:table-cell table:formula="of:=[.C22] + 32767*[.A22]" office:value-type="float" office:value="233.650293558708" calcext:value-type="float">
            <text:p>233,65029355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00062624" calcext:value-type="float">
            <text:p>0,000062624</text:p>
          </table:table-cell>
          <table:table-cell office:value-type="float" office:value="-2730.58" calcext:value-type="float">
            <text:p>-2730,58</text:p>
          </table:table-cell>
          <table:table-cell table:formula="of:=[.A23]*[.B23]" office:value-type="float" office:value="-0.17099984192" calcext:value-type="float">
            <text:p>-0,1709998419</text:p>
          </table:table-cell>
          <table:table-cell table:formula="of:=[.C23] + 32767*[.A23]" office:value-type="float" office:value="1.88100076608" calcext:value-type="float">
            <text:p>1,88100076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314951" calcext:value-type="float">
            <text:p>0,00314951</text:p>
          </table:table-cell>
          <table:table-cell office:value-type="float" office:value="-2730.58" calcext:value-type="float">
            <text:p>-2730,58</text:p>
          </table:table-cell>
          <table:table-cell table:formula="of:=[.A24]*[.B24]" office:value-type="float" office:value="-8.5999890158" calcext:value-type="float">
            <text:p>-8,5999890158</text:p>
          </table:table-cell>
          <table:table-cell table:formula="of:=[.C24] + 32767*[.A24]" office:value-type="float" office:value="94.6000051542" calcext:value-type="float">
            <text:p>94,60000515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0069216" calcext:value-type="float">
            <text:p>0,000069216</text:p>
          </table:table-cell>
          <table:table-cell office:value-type="float" office:value="-2730.58" calcext:value-type="float">
            <text:p>-2730,58</text:p>
          </table:table-cell>
          <table:table-cell table:formula="of:=[.A25]*[.B25]" office:value-type="float" office:value="-0.18899982528" calcext:value-type="float">
            <text:p>-0,1889998253</text:p>
          </table:table-cell>
          <table:table-cell table:formula="of:=[.C25] + 32767*[.A25]" office:value-type="float" office:value="2.07900084672" calcext:value-type="float">
            <text:p>2,0790008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031384947" calcext:value-type="float">
            <text:p>0,0031384947</text:p>
          </table:table-cell>
          <table:table-cell office:value-type="float" office:value="-2730.58" calcext:value-type="float">
            <text:p>-2730,58</text:p>
          </table:table-cell>
          <table:table-cell table:formula="of:=[.A26]*[.B26]" office:value-type="float" office:value="-8.569910857926" calcext:value-type="float">
            <text:p>-8,5699108579</text:p>
          </table:table-cell>
          <table:table-cell table:formula="of:=[.C26] + 32767*[.A26]" office:value-type="float" office:value="94.269144976974" calcext:value-type="float">
            <text:p>94,2691449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00315561" calcext:value-type="float">
            <text:p>3,15561E-005</text:p>
          </table:table-cell>
          <table:table-cell office:value-type="float" office:value="-1077.44" calcext:value-type="float">
            <text:p>-1077,44</text:p>
          </table:table-cell>
          <table:table-cell table:formula="of:=[.A27]*[.B27]" office:value-type="float" office:value="-0.033999804384" calcext:value-type="float">
            <text:p>-0,0339998044</text:p>
          </table:table-cell>
          <table:table-cell table:formula="of:=[.C27] + 32767*[.A27]" office:value-type="float" office:value="0.999998924316" calcext:value-type="float">
            <text:p>0,99999892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00563982" calcext:value-type="float">
            <text:p>5,63982E-005</text:p>
          </table:table-cell>
          <table:table-cell office:value-type="float" office:value="-1530.33" calcext:value-type="float">
            <text:p>-1530,33</text:p>
          </table:table-cell>
          <table:table-cell table:formula="of:=[.A28]*[.B28]" office:value-type="float" office:value="-0.086307857406" calcext:value-type="float">
            <text:p>-0,0863078574</text:p>
          </table:table-cell>
          <table:table-cell table:formula="of:=[.C28] + 32767*[.A28]" office:value-type="float" office:value="1.761691961994" calcext:value-type="float">
            <text:p>1,76169196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6" office:value-type="string" calcext:value-type="string">
            <text:p> <text:span text:style-name="T1">0,00289308</text:span></text:p>
          </table:table-cell>
          <table:table-cell office:value-type="float" office:value="-316.972" calcext:value-type="float">
            <text:p>-316,972</text:p>
          </table:table-cell>
          <table:table-cell table:formula="of:=[.A29]*[.B29]" office:value-type="float" office:value="-0.91702535376" calcext:value-type="float">
            <text:p>-0,9170253538</text:p>
          </table:table-cell>
          <table:table-cell table:formula="of:=[.C29] + 32767*[.A29]" office:value-type="float" office:value="93.88052700624" calcext:value-type="float">
            <text:p>93,88052700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00117557" calcext:value-type="float">
            <text:p>0,000117557</text:p>
          </table:table-cell>
          <table:table-cell office:value-type="float" office:value="-2730.58" calcext:value-type="float">
            <text:p>-2730,58</text:p>
          </table:table-cell>
          <table:table-cell table:formula="of:=[.A30]*[.B30]" office:value-type="float" office:value="-0.32099879306" calcext:value-type="float">
            <text:p>-0,3209987931</text:p>
          </table:table-cell>
          <table:table-cell table:formula="of:=[.C30] + 32767*[.A30]" office:value-type="float" office:value="3.53099142594" calcext:value-type="float">
            <text:p>3,53099142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0019245" calcext:value-type="float">
            <text:p>0,00019245</text:p>
          </table:table-cell>
          <table:table-cell office:value-type="float" office:value="-2317.49" calcext:value-type="float">
            <text:p>-2317,49</text:p>
          </table:table-cell>
          <table:table-cell table:formula="of:=[.A31]*[.B31]" office:value-type="float" office:value="-0.4460009505" calcext:value-type="float">
            <text:p>-0,4460009505</text:p>
          </table:table-cell>
          <table:table-cell table:formula="of:=[.C31] + 32767*[.A31]" office:value-type="float" office:value="5.8600081995" calcext:value-type="float">
            <text:p>5,86000819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00532487" calcext:value-type="float">
            <text:p>0,000532487</text:p>
          </table:table-cell>
          <table:table-cell office:value-type="float" office:value="-2730.58" calcext:value-type="float">
            <text:p>-2730,58</text:p>
          </table:table-cell>
          <table:table-cell table:formula="of:=[.A32]*[.B32]" office:value-type="float" office:value="-1.45399835246" calcext:value-type="float">
            <text:p>-1,4539983525</text:p>
          </table:table-cell>
          <table:table-cell table:formula="of:=[.C32] + 32767*[.A32]" office:value-type="float" office:value="15.99400317654" calcext:value-type="float">
            <text:p>15,99400317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00406323" calcext:value-type="float">
            <text:p>0,000406323</text:p>
          </table:table-cell>
          <table:table-cell office:value-type="float" office:value="-1560.33" calcext:value-type="float">
            <text:p>-1560,33</text:p>
          </table:table-cell>
          <table:table-cell table:formula="of:=[.A33]*[.B33]" office:value-type="float" office:value="-0.63399796659" calcext:value-type="float">
            <text:p>-0,6339979666</text:p>
          </table:table-cell>
          <table:table-cell table:formula="of:=[.C33] + 32767*[.A33]" office:value-type="float" office:value="12.67998777441" calcext:value-type="float">
            <text:p>12,6799877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840022" calcext:value-type="float">
            <text:p>0,000840022</text:p>
          </table:table-cell>
          <table:table-cell office:value-type="float" office:value="-1577.34" calcext:value-type="float">
            <text:p>-1577,34</text:p>
          </table:table-cell>
          <table:table-cell table:formula="of:=[.A34]*[.B34]" office:value-type="float" office:value="-1.32500030148" calcext:value-type="float">
            <text:p>-1,3250003015</text:p>
          </table:table-cell>
          <table:table-cell table:formula="of:=[.C34] + 32767*[.A34]" office:value-type="float" office:value="26.20000057252" calcext:value-type="float">
            <text:p>26,20000057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00729698" calcext:value-type="float">
            <text:p>0,000729698</text:p>
          </table:table-cell>
          <table:table-cell office:value-type="float" office:value="-1658.22" calcext:value-type="float">
            <text:p>-1658,22</text:p>
          </table:table-cell>
          <table:table-cell table:formula="of:=[.A35]*[.B35]" office:value-type="float" office:value="-1.20999981756" calcext:value-type="float">
            <text:p>-1,2099998176</text:p>
          </table:table-cell>
          <table:table-cell table:formula="of:=[.C35] + 32767*[.A35]" office:value-type="float" office:value="22.70001454844" calcext:value-type="float">
            <text:p>22,70001454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0262264" calcext:value-type="float">
            <text:p>0,000262264</text:p>
          </table:table-cell>
          <table:table-cell office:value-type="float" office:value="-2501.3" calcext:value-type="float">
            <text:p>-2501,3</text:p>
          </table:table-cell>
          <table:table-cell table:formula="of:=[.A36]*[.B36]" office:value-type="float" office:value="-0.6560009432" calcext:value-type="float">
            <text:p>-0,6560009432</text:p>
          </table:table-cell>
          <table:table-cell table:formula="of:=[.C36] + 32767*[.A36]" office:value-type="float" office:value="7.9376035448" calcext:value-type="float">
            <text:p>7,93760354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00200696" calcext:value-type="float">
            <text:p>0,000200696</text:p>
          </table:table-cell>
          <table:table-cell office:value-type="float" office:value="-2501.3" calcext:value-type="float">
            <text:p>-2501,3</text:p>
          </table:table-cell>
          <table:table-cell table:formula="of:=[.A37]*[.B37]" office:value-type="float" office:value="-0.5020009048" calcext:value-type="float">
            <text:p>-0,5020009048</text:p>
          </table:table-cell>
          <table:table-cell table:formula="of:=[.C37] + 32767*[.A37]" office:value-type="float" office:value="6.0742049272" calcext:value-type="float">
            <text:p>6,07420492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00176708" calcext:value-type="float">
            <text:p>0,000176708</text:p>
          </table:table-cell>
          <table:table-cell office:value-type="float" office:value="-2501.3" calcext:value-type="float">
            <text:p>-2501,3</text:p>
          </table:table-cell>
          <table:table-cell table:formula="of:=[.A38]*[.B38]" office:value-type="float" office:value="-0.4419997204" calcext:value-type="float">
            <text:p>-0,4419997204</text:p>
          </table:table-cell>
          <table:table-cell table:formula="of:=[.C38] + 32767*[.A38]" office:value-type="float" office:value="5.3481913156" calcext:value-type="float">
            <text:p>5,34819131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0118339" calcext:value-type="float">
            <text:p>0,000118339</text:p>
          </table:table-cell>
          <table:table-cell office:value-type="float" office:value="-2501.3" calcext:value-type="float">
            <text:p>-2501,3</text:p>
          </table:table-cell>
          <table:table-cell table:formula="of:=[.A39]*[.B39]" office:value-type="float" office:value="-0.2960013407" calcext:value-type="float">
            <text:p>-0,2960013407</text:p>
          </table:table-cell>
          <table:table-cell table:formula="of:=[.C39] + 32767*[.A39]" office:value-type="float" office:value="3.5816126723" calcext:value-type="float">
            <text:p>3,5816126723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21:33:20.8258161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5:09:53.667381587</meta:creation-date>
    <dc:date>2014-11-21T21:42:20.501385674</dc:date>
    <meta:editing-duration>PT1H9M14S</meta:editing-duration>
    <meta:editing-cycles>30</meta:editing-cycles>
    <meta:generator>LibreOffice/4.2.7.2$Linux_X86_64 LibreOffice_project/420m0$Build-2</meta:generator>
    <meta:document-statistic meta:table-count="1" meta:cell-count="188" meta:object-count="0"/>
  </office:meta>
</office:document-meta>
</file>